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est PDF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Hello, this is PDF content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1" draw:layer="layout" svg:width="25.199cm" svg:height="9.134cm" svg:x="1.4cm" svg:y="2.296cm" presentation:class="subtitle" presentation:user-transformed="true">
          <draw:text-box>
            <text:p>This is PDF Demo1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1" draw:layer="layout" svg:width="25.199cm" svg:height="9.134cm" svg:x="1.4cm" svg:y="2.296cm" presentation:class="subtitle" presentation:user-transformed="true">
          <draw:text-box>
            <text:p>This is PDF Demo2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21:20:38.274210796</meta:creation-date>
    <dc:date>2022-10-19T21:22:37.123432332</dc:date>
    <meta:editing-duration>PT1M59S</meta:editing-duration>
    <meta:editing-cycles>1</meta:editing-cycles>
    <meta:document-statistic meta:object-count="31"/>
    <meta:generator>LibreOffice/7.4.2.3$MacOSX_X86_64 LibreOffice_project/382eef1f22670f7f4118c8c2dd222ec7ad009daf</meta:generator>
  </office:meta>
</office:document-meta>
</file>